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separator</text:p>
          </table:table-cell>
          <table:table-cell table:style-name="ce3" office:value-type="string">
            <text:p>LF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separator</text:p>
          </table:table-cell>
          <table:table-cell table:style-name="ce3" office:value-type="string">
            <text:p>;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Thousands separator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Decimal separator</text:p>
          </table:table-cell>
          <table:table-cell table:style-name="ce3" office:value-type="string">
            <text:p>.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1-9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</text:p>
          </table:table-cell>
          <table:table-cell table:style-name="ce3" office:value-type="string">
            <text:p>32...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Examp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office:value-type="string">
            <text:p>38\d\d\d</text:p>
          </table:table-cell>
          <table:table-cell table:style-name="ce3"/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0...99999</text:p>
          </table:table-cell>
          <table:table-cell table:style-name="ce3"/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1...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male, female, unknown</text:p>
          </table:table-cell>
          <table:table-cell table:style-name="ce3"/>
          <table:table-cell table:style-name="ce6" office:value-type="string">
            <text:p>ma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d.mm.yyyy</text:p>
          </table:table-cell>
          <table:table-cell table:style-name="ce3"/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3">
          <table:table-cell office:value-type="string">
            <text:p>C</text:p>
          </table:table-cell>
          <table:table-cell table:style-name="ce3" office:value-type="string">
            <text:p>custu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/>
        </table:table-row>
        <table:table-row table:style-name="ro2" table:number-rows-repeated="6550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7/03/2009</text:date>, <text:time>00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07T00:24:49</dc:date>
    <meta:editing-duration>PT06H37M52S</meta:editing-duration>
    <meta:editing-cycles>16</meta:editing-cycles>
    <meta:generator>OpenOffice.org/3.0$Unix OpenOffice.org_project/300m15$Build-9379</meta:gener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